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style:min-row-height="8.608cm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style:min-row-height="0.6cm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6.792cm" fo:margin-left="0.222cm" table:align="left"/>
    </style:style>
    <style:style style:name="Таблица7.A" style:family="table-column">
      <style:table-column-properties style:column-width="16.792cm"/>
    </style:style>
    <style:style style:name="Таблица7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officeooo:paragraph-rsid="0004cc9f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04cc9f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04cc9f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04cc9f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4cc9f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4cc9f"/>
    </style:style>
    <style:style style:name="P7" style:family="paragraph" style:parent-style-name="Standard">
      <style:text-properties officeooo:paragraph-rsid="0004cc9f"/>
    </style:style>
    <style:style style:name="P8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officeooo:paragraph-rsid="0004cc9f"/>
    </style:style>
    <style:style style:name="P9" style:family="paragraph" style:parent-style-name="Standard">
      <style:paragraph-properties fo:margin-top="0cm" fo:margin-bottom="0cm" style:contextual-spacing="false" fo:line-height="0.318cm" fo:orphans="0" fo:widows="0"/>
      <style:text-properties officeooo:paragraph-rsid="0004cc9f"/>
    </style:style>
    <style:style style:name="P10" style:family="paragraph" style:parent-style-name="Text_20_body">
      <style:paragraph-properties fo:margin-left="0.635cm" fo:margin-top="0cm" fo:margin-bottom="0cm" style:contextual-spacing="false"/>
      <style:text-properties officeooo:paragraph-rsid="0004cc9f"/>
    </style:style>
    <style:style style:name="P11" style:family="paragraph" style:parent-style-name="Text_20_body">
      <style:paragraph-properties fo:margin-top="1.693cm" fo:margin-bottom="0cm" style:contextual-spacing="false" fo:line-height="115%"/>
      <style:text-properties officeooo:paragraph-rsid="0004cc9f"/>
    </style:style>
    <style:style style:name="P12" style:family="paragraph" style:parent-style-name="Standard">
      <style:paragraph-properties fo:text-align="center" style:justify-single-word="false"/>
      <style:text-properties officeooo:paragraph-rsid="0004cc9f"/>
    </style:style>
    <style:style style:name="P13" style:family="paragraph" style:parent-style-name="Heading_20_3">
      <style:paragraph-properties fo:margin-top="0.212cm" fo:margin-bottom="0cm" style:contextual-spacing="false" fo:line-height="115%"/>
      <style:text-properties officeooo:paragraph-rsid="0004cc9f"/>
    </style:style>
    <style:style style:name="P14" style:family="paragraph" style:parent-style-name="Heading_20_3">
      <style:paragraph-properties fo:margin-top="0.423cm" fo:margin-bottom="0cm" style:contextual-spacing="false"/>
      <style:text-properties fo:font-size="14pt" officeooo:paragraph-rsid="0004cc9f" style:font-size-asian="14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4cc9f"/>
    </style:style>
    <style:style style:name="P16" style:family="paragraph" style:parent-style-name="Standard">
      <style:paragraph-properties fo:margin-left="0.635cm" fo:margin-top="2.963cm" fo:margin-bottom="0cm" style:contextual-spacing="false" fo:line-height="100%" fo:orphans="0" fo:widows="0"/>
      <style:text-properties officeooo:paragraph-rsid="0004cc9f"/>
    </style:style>
    <style:style style:name="P17" style:family="paragraph" style:parent-style-name="Standard">
      <style:paragraph-properties fo:margin-left="-0.191cm" fo:margin-top="0cm" fo:margin-bottom="0cm" style:contextual-spacing="false" fo:line-height="100%" fo:orphans="0" fo:widows="0"/>
      <style:text-properties officeooo:paragraph-rsid="0004cc9f"/>
    </style:style>
    <style:style style:name="P18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04cc9f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fo:language="ru" fo:country="RU" officeooo:rsid="0004cc9f" officeooo:paragraph-rsid="0004cc9f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paragraph-rsid="0004cc9f" style:font-size-asian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04cc9f"/>
    </style:style>
    <style:style style:name="P22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fo:font-size="10pt" officeooo:paragraph-rsid="0004cc9f" style:font-size-asian="10pt"/>
    </style:style>
    <style:style style:name="P23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  <style:text-properties officeooo:paragraph-rsid="0004cc9f"/>
    </style:style>
    <style:style style:name="P24" style:family="paragraph" style:parent-style-name="Standard">
      <style:paragraph-properties fo:margin-top="0cm" fo:margin-bottom="0.282cm" style:contextual-spacing="false" fo:text-align="start" style:justify-single-word="false" fo:break-before="page"/>
      <style:text-properties officeooo:paragraph-rsid="0004cc9f"/>
    </style:style>
    <style:style style:name="P25" style:family="paragraph" style:parent-style-name="Heading_20_2">
      <style:paragraph-properties fo:text-align="start" style:justify-single-word="false"/>
      <style:text-properties officeooo:paragraph-rsid="0004cc9f"/>
    </style:style>
    <style:style style:name="P26" style:family="paragraph" style:parent-style-name="Standard">
      <style:paragraph-properties fo:text-align="start" style:justify-single-word="false"/>
      <style:text-properties officeooo:paragraph-rsid="0004cc9f"/>
    </style:style>
    <style:style style:name="P27" style:family="paragraph" style:parent-style-name="Preformatted_20_Text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212121" loext:opacity="100%" fo:font-size="9.75pt" fo:letter-spacing="normal" fo:font-style="italic" fo:font-weight="normal"/>
    </style:style>
    <style:style style:name="P28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italic" fo:font-weight="normal"/>
    </style:style>
    <style:style style:name="P29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30" style:family="paragraph" style:parent-style-name="Preformatted_20_Text">
      <style:paragraph-properties style:line-height-at-least="0.423cm" fo:orphans="2" fo:widows="2" fo:text-indent="0cm" style:auto-text-indent="false"/>
    </style:style>
    <style:style style:name="P31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italic" fo:font-weight="normal"/>
    </style:style>
    <style:style style:name="P32" style:family="paragraph" style:parent-style-name="Preformatted_20_Text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33" style:family="paragraph" style:parent-style-name="Preformatted_20_Text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font-size="9.75pt" fo:letter-spacing="normal" fo:font-style="normal" fo:font-weight="normal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fo:color="#212121" loext:opacity="100%" fo:font-size="9.75pt" fo:letter-spacing="normal" fo:font-style="normal" fo:font-weight="normal" officeooo:rsid="0004cc9f" officeooo:paragraph-rsid="0004cc9f"/>
    </style:style>
    <style:style style:name="P37" style:family="paragraph" style:parent-style-name="Preformatted_20_Text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212121" loext:opacity="100%" fo:letter-spacing="normal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fo:color="#212121" loext:opacity="100%" fo:font-size="9.75pt" fo:letter-spacing="normal" fo:font-style="italic" fo:font-weight="normal" officeooo:rsid="0004cc9f" officeooo:paragraph-rsid="0004cc9f"/>
    </style:style>
    <style:style style:name="P39" style:family="paragraph" style:parent-style-name="Table_20_Contents">
      <style:paragraph-properties fo:text-align="start" style:justify-single-word="false"/>
      <style:text-properties officeooo:rsid="0004cc9f" officeooo:paragraph-rsid="0004cc9f"/>
    </style:style>
    <style:style style:name="P40" style:family="paragraph" style:parent-style-name="Heading_20_2">
      <style:paragraph-properties fo:text-align="start" style:justify-single-word="false"/>
      <style:text-properties officeooo:paragraph-rsid="00056504"/>
    </style:style>
    <style:style style:name="P41" style:family="paragraph" style:parent-style-name="Standard">
      <style:paragraph-properties fo:text-align="start" style:justify-single-word="false"/>
      <style:text-properties officeooo:paragraph-rsid="00056504"/>
    </style:style>
    <style:style style:name="P42" style:family="paragraph" style:parent-style-name="Standard">
      <style:text-properties officeooo:paragraph-rsid="00056504"/>
    </style:style>
    <style:style style:name="T1" style:family="text">
      <style:text-properties style:font-name="Open Sans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Times New Roman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T8" style:family="text">
      <style:text-properties style:use-window-font-color="true" loext:opacity="0%" style:font-name="Calibri" fo:font-size="14pt" style:font-name-asian="Calibri1" style:font-size-asian="14pt" style:font-name-complex="F" style:font-size-complex="14pt"/>
    </style:style>
    <style:style style:name="T9" style:family="text">
      <style:text-properties fo:color="#000000" loext:opacity="100%" style:font-name="Times New Roman" fo:font-size="16pt" fo:language="en" fo:country="US" fo:font-weight="bold" style:font-name-asian="Calibri1" style:font-size-asian="16pt" style:font-weight-asian="bold" style:font-name-complex="F" style:font-size-complex="16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" fo:font-size="16pt" fo:font-weight="bold" style:font-name-asian="Calibri1" style:font-size-asian="16pt" style:font-weight-asian="bold" style:font-name-complex="F" style:font-size-complex="16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6pt" fo:language="en" fo:country="US" fo:font-weight="bold" style:font-name-asian="Calibri1" style:font-size-asian="16pt" style:font-weight-asian="bold" style:font-name-complex="F" style:font-size-complex="16pt" style:font-weight-complex="bold">
        <loext:char-complex-color loext:theme-type="dark1" loext:color-type="theme"/>
      </style:text-properties>
    </style:style>
    <style:style style:name="T12" style:family="text">
      <style:text-properties fo:font-weight="bold"/>
    </style:style>
    <style:style style:name="T13" style:family="text">
      <style:text-properties fo:font-size="9.75pt" fo:font-style="normal" fo:font-weight="bold"/>
    </style:style>
    <style:style style:name="T14" style:family="text">
      <style:text-properties fo:font-size="9.75pt" fo:font-style="normal" fo:font-weight="normal"/>
    </style:style>
    <style:style style:name="T15" style:family="text">
      <style:text-properties fo:font-size="9.75pt" fo:font-style="italic" fo:font-weight="normal"/>
    </style:style>
    <style:style style:name="T16" style:family="text">
      <style:text-properties fo:language="en" fo:country="US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152666808"/>ГУАП</text:p>
      <text:p text:style-name="P2">КАФЕДРА № 43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<text:span text:style-name="T1">Старший преподаватель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 text:c="13"/>Поляк М.Д.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2">должность, уч. степень, звание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 loext:marker-style-name="T2"><text:span text:style-name="T2">подпись, дата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 loext:marker-style-name="T2"><text:span text:style-name="T2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1</text:p>
            <text:p text:style-name="P12" loext:marker-style-name="T3"><text:span text:style-name="T3">Знакомство с Jupyter notebook и Google Colab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4"><text:span text:style-name="T4">по дисциплине: Основы машинного обучения</text:span></text:p>
            <text:h text:style-name="P13" text:outline-level="3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5"/>
          </table:table-cell>
        </table:table-row>
        <table:table-row table:style-name="Таблица2.1">
          <table:table-cell table:style-name="Таблица2.A1" office:value-type="string">
            <text:p text:style-name="P15"/>
          </table:table-cell>
        </table:table-row>
      </table:table>
      <text:p text:style-name="P16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>СТУДЕНТ ГР.</text:p>
          </table:table-cell>
          <table:table-cell table:style-name="Таблица3.B1" office:value-type="string">
            <text:p text:style-name="P18">4134к</text:p>
          </table:table-cell>
          <table:table-cell table:style-name="Таблица3.C1" office:value-type="string">
            <text:p text:style-name="P18"/>
          </table:table-cell>
          <table:table-cell table:style-name="Таблица3.D1" office:value-type="string">
            <text:p text:style-name="P18"/>
          </table:table-cell>
          <table:table-cell table:style-name="Таблица3.C1" office:value-type="string">
            <text:p text:style-name="P18"/>
          </table:table-cell>
          <table:table-cell table:style-name="Таблица3.D1" office:value-type="string">
            <text:p text:style-name="P19">Н.А. Костяков</text:p>
          </table:table-cell>
        </table:table-row>
        <table:table-row table:style-name="Таблица3.1">
          <table:table-cell table:style-name="Таблица3.C1" office:value-type="string">
            <text:p text:style-name="P20" loext:marker-style-name="T2"/>
          </table:table-cell>
          <table:table-cell table:style-name="Таблица3.B2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  <table:table-cell table:style-name="Таблица3.D2" office:value-type="string">
            <text:p text:style-name="P21" loext:marker-style-name="T2"><text:span text:style-name="T2">подпись, дата</text:span></text:p>
          </table:table-cell>
          <table:table-cell table:style-name="Таблица3.C1" office:value-type="string">
            <text:p text:style-name="P15"/>
          </table:table-cell>
          <table:table-cell table:style-name="Таблица3.C1" office:value-type="string">
            <text:p text:style-name="P21" loext:marker-style-name="T2"><text:span text:style-name="T2">инициалы, фамилия</text:span></text:p>
          </table:table-cell>
        </table:table-row>
      </table:table>
      <text:p text:style-name="P22" loext:marker-style-name="T2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24</text:p>
      <text:p text:style-name="P1"><text:line-break/></text:p>
      <text:p text:style-name="P24" loext:marker-style-name="T6"><text:bookmark-start text:name="_Toc161262183"/><text:span text:style-name="T7">Цель работы</text:span><text:bookmark-end text:name="_Toc161262183"/></text:p>
      <text:h text:style-name="P25" text:outline-level="2" loext:marker-style-name="T8"><text:span text:style-name="T8">Знакомство со средами Jupyter Notebook и Google Colaboratory, а также библиотеками Pandas и matplotlib</text:span></text:h>
      <text:p text:style-name="P26" loext:marker-style-name="T8"><text:span text:style-name="T8"/></text:p>
      <text:h text:style-name="P25" text:outline-level="2" loext:marker-style-name="T9"><text:span text:style-name="T10">Исходный</text:span><text:span text:style-name="T9"> </text:span><text:span text:style-name="T10">код</text:span><text:span text:style-name="T9"> </text:span><text:span text:style-name="T11">jupyter_assignment.ipynb:</text:span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7">### BEGIN YOUR CODE</text:p>
            <text:p text:style-name="P28">#I have read through the Introduction and Overview notebook</text:p>
            <text:p text:style-name="P29">READ_INTRODUCTION <text:span text:style-name="T12">=</text:span> <text:span text:style-name="T12">True</text:span></text:p>
            <text:p text:style-name="P30"/>
            <text:p text:style-name="P28">#I understand (at a high level) what Jupyter notebooks are and how to read and</text:p>
            <text:p text:style-name="P28">#interact with them (or I have been in touch with the course instructor to ask for help)</text:p>
            <text:p text:style-name="P29">LEARNED_ABOUT_JUPYTER <text:span text:style-name="T12">=</text:span> <text:span text:style-name="T12">True</text:span></text:p>
            <text:p text:style-name="P30"/>
            <text:p text:style-name="P28">#I've created (or already have) a Google account and can access Google</text:p>
            <text:p text:style-name="P28">#Colaboratory under my own account</text:p>
            <text:p text:style-name="P29">ACCESS_COLABORATORY <text:span text:style-name="T12">=</text:span> <text:span text:style-name="T12">True</text:span></text:p>
            <text:p text:style-name="P30"/>
            <text:p text:style-name="P28">#I've created a GitHub account</text:p>
            <text:p text:style-name="P29">CREATED_GITHUB_ACCOUNT <text:span text:style-name="T12">=</text:span> <text:span text:style-name="T12">True</text:span></text:p>
            <text:p text:style-name="P29">github_username <text:span text:style-name="T12">=</text:span> 'ewokasi'</text:p>
            <text:p text:style-name="P30"/>
            <text:p text:style-name="P28">#My info</text:p>
            <text:p text:style-name="P29">my_name <text:span text:style-name="T12">=</text:span> 'Nikita'</text:p>
            <text:p text:style-name="P31">### END YOUR CODE</text:p>
            <text:p text:style-name="P31"/>
            <text:p text:style-name="P31">### BEGIN YOUR CODE</text:p>
            <text:p text:style-name="P29">print("Hello, Nikita!")</text:p>
            <text:p text:style-name="P31">### END YOUR CODE</text:p>
            <text:p text:style-name="P31"/>
            <text:p text:style-name="P32"><text:span text:style-name="T12">def</text:span> greet(names):</text:p>
            <text:p text:style-name="P30"/>
            <text:p text:style-name="P33"><text:s text:c="4"/><text:span text:style-name="T13">if</text:span><text:span text:style-name="T14"> isinstance(names, str):</text:span></text:p>
            <text:p text:style-name="P33"><text:s text:c="8"/><text:span text:style-name="T13">return</text:span><text:span text:style-name="T14"> f"Hello, {names}!"</text:span></text:p>
            <text:p text:style-name="P33"><text:s text:c="4"/><text:span text:style-name="T13">elif</text:span><text:span text:style-name="T14"> isinstance(names, list):</text:span></text:p>
            <text:p text:style-name="P33"><text:s text:c="8"/><text:span text:style-name="T13">if</text:span><text:span text:style-name="T14"> len(names) </text:span><text:span text:style-name="T13">==</text:span><text:span text:style-name="T14"> 0:</text:span></text:p>
            <text:p text:style-name="P33"><text:s text:c="12"/><text:span text:style-name="T13">return</text:span><text:span text:style-name="T14"> "Hello!"</text:span></text:p>
            <text:p text:style-name="P33"><text:s text:c="8"/><text:span text:style-name="T13">elif</text:span><text:span text:style-name="T14"> len(names) </text:span><text:span text:style-name="T13">==</text:span><text:span text:style-name="T14"> 1:</text:span></text:p>
            <text:p text:style-name="P33"><text:s text:c="12"/><text:span text:style-name="T13">return</text:span><text:span text:style-name="T14"> f"Hello, {names[0]}!"</text:span></text:p>
            <text:p text:style-name="P33"><text:s text:c="8"/><text:span text:style-name="T13">else</text:span><text:span text:style-name="T14">:</text:span></text:p>
            <text:p text:style-name="P33"><text:s text:c="12"/><text:span text:style-name="T15"># Convert all elements to string and join them</text:span></text:p>
            <text:p text:style-name="P33"><text:s text:c="12"/><text:span text:style-name="T13">return</text:span><text:span text:style-name="T14"> f"Hello, {', '</text:span><text:span text:style-name="T13">.</text:span><text:span text:style-name="T14">join(str(name) </text:span><text:span text:style-name="T13">for</text:span><text:span text:style-name="T14"> name </text:span><text:span text:style-name="T13">in</text:span><text:span text:style-name="T14"> names[:</text:span><text:span text:style-name="T13">-</text:span><text:span text:style-name="T14">1])} and {str(names[</text:span><text:span text:style-name="T13">-</text:span><text:span text:style-name="T14">1])}!"</text:span></text:p>
            <text:p text:style-name="P33"><text:s text:c="4"/><text:span text:style-name="T13">else</text:span><text:span text:style-name="T14">:</text:span></text:p>
            <text:p text:style-name="P33"><text:s text:c="8"/><text:span text:style-name="T13">return</text:span><text:span text:style-name="T14"> f"Hello, {str(names)}!"</text:span></text:p>
            <text:p text:style-name="P30"/>
            <text:p text:style-name="P30"/>
            <text:p text:style-name="P30"/>
            <text:p text:style-name="P34">print(greet( ['Alice', 3.14, {'key'}]))</text:p>
            <text:p text:style-name="P35"><text:soft-page-break/></text:p>
          </table:table-cell>
        </table:table-row>
      </table:table>
      <text:h text:style-name="P25" text:outline-level="2" loext:marker-style-name="T9"><text:bookmark text:name="_Рисунок_3(sources)"/><text:span text:style-name="T11">Исходный код pandas_exercise.ipynb:<text:line-break/></text:span></text:h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27">### BEGIN YOUR CODE</text:p>
            <text:p text:style-name="P30"/>
            <text:p text:style-name="P29">Student_ID <text:span text:style-name="T12">=</text:span> 4</text:p>
            <text:p text:style-name="P30"/>
            <text:p text:style-name="P31">### END YOUR CODE</text:p>
            <text:p text:style-name="P36">datasets <text:span text:style-name="T12">=</text:span> [('Chipotle','https://raw.githubusercontent.com/justmarkham/DAT8/master/data/chipotle.tsv'), ('US Air Carrier market in 2019','https://raw.githubusercontent.com/markpolyak/datasets/refs/heads/main/data/aircarrier_market_us_2019.zip'), ('Open Food Facts', 'https://raw.githubusercontent.com/markpolyak/datasets/refs/heads/main/data/en.openfoodfacts.org.products.tsv.tar.bz2')]</text:p>
            <text:p text:style-name="P30"/>
            <text:p text:style-name="P29">dataset_id <text:span text:style-name="T12">=</text:span> <text:span text:style-name="T12">None</text:span> <text:span text:style-name="T12">if</text:span> Student_ID <text:span text:style-name="T12">is</text:span> <text:span text:style-name="T12">None</text:span> <text:span text:style-name="T12">else</text:span> Student_ID <text:span text:style-name="T12">%</text:span> 3</text:p>
            <text:p text:style-name="P29"><text:span text:style-name="T12">if</text:span> dataset_id <text:span text:style-name="T12">is</text:span> <text:span text:style-name="T12">None</text:span>:</text:p>
            <text:p text:style-name="P33"><text:s text:c="4"/><text:span text:style-name="T14">print("ОШИБКА! Не указан порядковый номер студента в списке группы.")</text:span></text:p>
            <text:p text:style-name="P29"><text:span text:style-name="T12">else</text:span>:</text:p>
            <text:p text:style-name="P33"><text:s text:c="4"/><text:span text:style-name="T14">print(f"Датасет '{datasets[dataset_id][0]}' доступен по следующей ссылке: {datasets[dataset_id][1]}")</text:span></text:p>
            <text:p text:style-name="P37"><text:s text:c="4"/><text:span text:style-name="T14">print(f"В заданиях ниже, где нужно выбрать вопрос, всегда выбирайте вопрос № {dataset_id</text:span><text:span text:style-name="T13">+</text:span><text:span text:style-name="T14">1}")</text:span></text:p>
            <text:p text:style-name="P38">### BEGIN YOUR CODE</text:p>
            <text:p text:style-name="P30"/>
            <text:p text:style-name="P28">#!wget https://raw.githubusercontent.com/markpolyak/datasets/refs/heads/main/data/aircarrier_market_us_2019.zip</text:p>
            <text:p text:style-name="P30"/>
            <text:p text:style-name="P28">#!unzip aircarrier_market_us_2019.zip</text:p>
            <text:p text:style-name="P28">#!tar ...</text:p>
            <text:p text:style-name="P28">#!gunzip ...</text:p>
            <text:p text:style-name="P30"/>
            <text:p text:style-name="P28">#!ls</text:p>
            <text:p text:style-name="P31">### END YOUR CODE</text:p>
            <text:p text:style-name="P34"><text:span text:style-name="T12">import</text:span> pandas <text:span text:style-name="T12">as</text:span> pd</text:p>
            <text:p text:style-name="P30"/>
            <text:p text:style-name="P28"># Place your code to read the dataset here. Don't forget to import all the libraries you need!</text:p>
            <text:p text:style-name="P34">sheet <text:span text:style-name="T12">=</text:span> pd<text:span text:style-name="T12">.</text:span>read_csv('aircarrier_market_us_2019.csv')</text:p>
            <text:p text:style-name="P31"/>
            <text:p text:style-name="P36">columns <text:span text:style-name="T12">=</text:span> sheet<text:span text:style-name="T12">.</text:span>columns</text:p>
            <text:p text:style-name="P30"/>
            <text:p text:style-name="P34">print(columns)</text:p>
            <text:p text:style-name="P36">answer1 <text:span text:style-name="T12">=</text:span> sheet['CARRIER']<text:span text:style-name="T12">.</text:span>nunique()</text:p>
            <text:p text:style-name="P30"/>
            <text:p text:style-name="P34">print(answer1)</text:p>
            <text:p text:style-name="P36">answer1 <text:span text:style-name="T12">=</text:span> sheet['CARRIER']<text:span text:style-name="T12">.</text:span>nunique()</text:p>
            <text:p text:style-name="P30"/>
            <text:p text:style-name="P34"><text:soft-page-break/>print(answer1)</text:p>
            <text:p text:style-name="P36">sheet['TOTAL_CARGO'] <text:span text:style-name="T12">=</text:span> sheet['MAIL'] <text:span text:style-name="T12">+</text:span> sheet['FREIGHT']</text:p>
            <text:p text:style-name="P30"/>
            <text:p text:style-name="P29">carrier_cargo <text:span text:style-name="T12">=</text:span> sheet<text:span text:style-name="T12">.</text:span>groupby('UNIQUE_CARRIER_NAME')['TOTAL_CARGO']<text:span text:style-name="T12">.</text:span>sum()</text:p>
            <text:p text:style-name="P30"/>
            <text:p text:style-name="P29">max_cargo_carrier <text:span text:style-name="T12">=</text:span> carrier_cargo<text:span text:style-name="T12">.</text:span>idxmax()</text:p>
            <text:p text:style-name="P29">max_cargo_value <text:span text:style-name="T12">=</text:span> carrier_cargo<text:span text:style-name="T12">.</text:span>max()</text:p>
            <text:p text:style-name="P30"/>
            <text:p text:style-name="P29">answer3 <text:span text:style-name="T12">=</text:span> max_cargo_carrier</text:p>
            <text:p text:style-name="P34">print(answer3)</text:p>
            <text:p text:style-name="P36">us_to_international_flights <text:span text:style-name="T12">=</text:span> sheet[(sheet['ORIGIN_COUNTRY'] <text:span text:style-name="T12">==</text:span> 'US') <text:span text:style-name="T12">&amp;</text:span> (sheet['DEST_COUNTRY'] <text:span text:style-name="T12">!=</text:span> 'US')]</text:p>
            <text:p text:style-name="P30"/>
            <text:p text:style-name="P29">carrier_passengers <text:span text:style-name="T12">=</text:span> us_to_international_flights<text:span text:style-name="T12">.</text:span>groupby('UNIQUE_CARRIER_NAME')['PASSENGERS']<text:span text:style-name="T12">.</text:span>sum()</text:p>
            <text:p text:style-name="P30"/>
            <text:p text:style-name="P29">max_passengers <text:span text:style-name="T12">=</text:span> carrier_passengers<text:span text:style-name="T12">.</text:span>max()</text:p>
            <text:p text:style-name="P29">answer4 <text:span text:style-name="T12">=</text:span> max_passengers</text:p>
            <text:p text:style-name="P34">print(answer4)</text:p>
            <text:p text:style-name="P36">sheet['ROUTE'] <text:span text:style-name="T12">=</text:span> sheet<text:span text:style-name="T12">.</text:span>apply(<text:span text:style-name="T12">lambda</text:span> x: tuple(sorted([x['ORIGIN_CITY_NAME'], x['DEST_CITY_NAME']])), axis<text:span text:style-name="T12">=</text:span>1)</text:p>
            <text:p text:style-name="P30"/>
            <text:p text:style-name="P29">route_passengers <text:span text:style-name="T12">=</text:span> sheet<text:span text:style-name="T12">.</text:span>groupby('ROUTE')['PASSENGERS']<text:span text:style-name="T12">.</text:span>sum()</text:p>
            <text:p text:style-name="P30"/>
            <text:p text:style-name="P29">max_route <text:span text:style-name="T12">=</text:span> route_passengers<text:span text:style-name="T12">.</text:span>idxmax()</text:p>
            <text:p text:style-name="P29">max_passengers <text:span text:style-name="T12">=</text:span> route_passengers<text:span text:style-name="T12">.</text:span>max()</text:p>
            <text:p text:style-name="P29">answer5 <text:span text:style-name="T12">=</text:span> list(max_route)</text:p>
            <text:p text:style-name="P30"/>
            <text:p text:style-name="P34">print(answer5)</text:p>
            <text:p text:style-name="P36">filtered_data <text:span text:style-name="T12">=</text:span> sheet[</text:p>
            <text:p text:style-name="P33"><text:s text:c="4"/><text:span text:style-name="T14">((sheet['ORIGIN_CITY_NAME'] </text:span><text:span text:style-name="T13">==</text:span><text:span text:style-name="T14"> 'Chicago, IL') </text:span><text:span text:style-name="T13">&amp;</text:span><text:span text:style-name="T14"> (sheet['DEST_CITY_NAME'] </text:span><text:span text:style-name="T13">==</text:span><text:span text:style-name="T14"> 'New York, NY')) </text:span><text:span text:style-name="T13">|</text:span></text:p>
            <text:p text:style-name="P33"><text:s text:c="4"/><text:span text:style-name="T14">((sheet['ORIGIN_CITY_NAME'] </text:span><text:span text:style-name="T13">==</text:span><text:span text:style-name="T14"> 'New York, NY') </text:span><text:span text:style-name="T13">&amp;</text:span><text:span text:style-name="T14"> (sheet['DEST_CITY_NAME'] </text:span><text:span text:style-name="T13">==</text:span><text:span text:style-name="T14"> 'Chicago, IL'))</text:span></text:p>
            <text:p text:style-name="P29">]</text:p>
            <text:p text:style-name="P30"/>
            <text:p text:style-name="P29">carrier_passengers <text:span text:style-name="T12">=</text:span> filtered_data<text:span text:style-name="T12">.</text:span>groupby('UNIQUE_CARRIER_NAME')['PASSENGERS']<text:span text:style-name="T12">.</text:span>sum()</text:p>
            <text:p text:style-name="P30"/>
            <text:p text:style-name="P29">total_passengers <text:span text:style-name="T12">=</text:span> carrier_passengers<text:span text:style-name="T12">.</text:span>sum()</text:p>
            <text:p text:style-name="P30"/>
            <text:p text:style-name="P29">top_carriers <text:span text:style-name="T12">=</text:span> carrier_passengers<text:span text:style-name="T12">.</text:span>nlargest(3)</text:p>
            <text:p text:style-name="P30"/>
            <text:p text:style-name="P29">percentages <text:span text:style-name="T12">=</text:span> (top_carriers <text:span text:style-name="T12">/</text:span> total_passengers) <text:span text:style-name="T12">*</text:span> 100</text:p>
            <text:p text:style-name="P30"/>
            <text:p text:style-name="P29">answer6 <text:span text:style-name="T12">=</text:span> percentages<text:span text:style-name="T12">.</text:span>round(2)<text:span text:style-name="T12">.</text:span>tolist()</text:p>
            <text:p text:style-name="P30"/>
            <text:p text:style-name="P34">print(answer6)</text:p>
            <text:p text:style-name="P36">filtered_data <text:span text:style-name="T12">=</text:span> sheet[</text:p>
            <text:p text:style-name="P33"><text:s text:c="4"/><text:span text:style-name="T14">((sheet['ORIGIN_CITY_NAME'] </text:span><text:span text:style-name="T13">==</text:span><text:span text:style-name="T14"> 'Chicago, IL') </text:span><text:span text:style-name="T13">&amp;</text:span><text:span text:style-name="T14"> (sheet['DEST_CITY_NAME'] </text:span><text:span text:style-name="T13">==</text:span><text:span text:style-name="T14"> 'New York, NY')) </text:span><text:span text:style-name="T13">|</text:span></text:p>
            <text:p text:style-name="P33"><text:s text:c="4"/><text:span text:style-name="T14">((sheet['ORIGIN_CITY_NAME'] </text:span><text:span text:style-name="T13">==</text:span><text:span text:style-name="T14"> 'New York, NY') </text:span><text:span text:style-name="T13">&amp;</text:span><text:span text:style-name="T14"> (sheet['DEST_CITY_NAME'] </text:span><text:span text:style-name="T13">==</text:span><text:span text:style-name="T14"> 'Chicago, IL'))</text:span></text:p>
            <text:p text:style-name="P29">]</text:p>
            <text:p text:style-name="P30"><text:soft-page-break/></text:p>
            <text:p text:style-name="P29">carrier_passengers <text:span text:style-name="T12">=</text:span> filtered_data<text:span text:style-name="T12">.</text:span>groupby('UNIQUE_CARRIER_NAME')['PASSENGERS']<text:span text:style-name="T12">.</text:span>sum()</text:p>
            <text:p text:style-name="P30"/>
            <text:p text:style-name="P29">total_passengers <text:span text:style-name="T12">=</text:span> carrier_passengers<text:span text:style-name="T12">.</text:span>sum()</text:p>
            <text:p text:style-name="P30"/>
            <text:p text:style-name="P29">top_carriers <text:span text:style-name="T12">=</text:span> carrier_passengers<text:span text:style-name="T12">.</text:span>nlargest(3)</text:p>
            <text:p text:style-name="P30"/>
            <text:p text:style-name="P29">percentages <text:span text:style-name="T12">=</text:span> (top_carriers <text:span text:style-name="T12">/</text:span> total_passengers) <text:span text:style-name="T12">*</text:span> 100</text:p>
            <text:p text:style-name="P30"/>
            <text:p text:style-name="P29">answer6 <text:span text:style-name="T12">=</text:span> percentages<text:span text:style-name="T12">.</text:span>round(2)<text:span text:style-name="T12">.</text:span>tolist()</text:p>
            <text:p text:style-name="P30"/>
            <text:p text:style-name="P34">print(answer6)</text:p>
            <text:p text:style-name="P36">city1 <text:span text:style-name="T12">=</text:span> 'Chicago, IL'</text:p>
            <text:p text:style-name="P29">city2 <text:span text:style-name="T12">=</text:span> 'New York, NY'</text:p>
            <text:p text:style-name="P30"/>
            <text:p text:style-name="P29">filtered_data <text:span text:style-name="T12">=</text:span> sheet[((sheet['ORIGIN_CITY_NAME'] <text:span text:style-name="T12">==</text:span> city1) <text:span text:style-name="T12">&amp;</text:span> (sheet['DEST_CITY_NAME'] <text:span text:style-name="T12">==</text:span> city2)) <text:span text:style-name="T12">|</text:span></text:p>
            <text:p text:style-name="P33"><text:s text:c="23"/><text:span text:style-name="T14">((sheet['ORIGIN_CITY_NAME'] </text:span><text:span text:style-name="T13">==</text:span><text:span text:style-name="T14"> city2) </text:span><text:span text:style-name="T13">&amp;</text:span><text:span text:style-name="T14"> (sheet['DEST_CITY_NAME'] </text:span><text:span text:style-name="T13">==</text:span><text:span text:style-name="T14"> city1))]</text:span></text:p>
            <text:p text:style-name="P30"/>
            <text:p text:style-name="P30"/>
            <text:p text:style-name="P29">monthly_passengers <text:span text:style-name="T12">=</text:span> filtered_data<text:span text:style-name="T12">.</text:span>groupby('MONTH')['PASSENGERS']<text:span text:style-name="T12">.</text:span>sum()</text:p>
            <text:p text:style-name="P30"/>
            <text:p text:style-name="P29">max_month <text:span text:style-name="T12">=</text:span> monthly_passengers<text:span text:style-name="T12">.</text:span>idxmax()</text:p>
            <text:p text:style-name="P29">max_passengers <text:span text:style-name="T12">=</text:span> monthly_passengers<text:span text:style-name="T12">.</text:span>max()</text:p>
            <text:p text:style-name="P30"/>
            <text:p text:style-name="P29">answer8<text:span text:style-name="T12">=</text:span>max_month</text:p>
            <text:p text:style-name="P34">print(answer8)</text:p>
            <text:p text:style-name="P36"><text:span text:style-name="T12">import</text:span> pandas <text:span text:style-name="T12">as</text:span> pd</text:p>
            <text:p text:style-name="P29"><text:span text:style-name="T12">import</text:span> matplotlib.pyplot <text:span text:style-name="T12">as</text:span> plt</text:p>
            <text:p text:style-name="P30"/>
            <text:p text:style-name="P29">passengers_by_city_carrier <text:span text:style-name="T12">=</text:span> sheet<text:span text:style-name="T12">.</text:span>groupby(['ORIGIN_CITY_NAME', 'UNIQUE_CARRIER_NAME'])['PASSENGERS']<text:span text:style-name="T12">.</text:span>sum()<text:span text:style-name="T12">.</text:span>unstack()</text:p>
            <text:p text:style-name="P30"/>
            <text:p text:style-name="P29">passengers_by_city_carrier<text:span text:style-name="T12">.</text:span>plot(kind<text:span text:style-name="T12">=</text:span>'bar', stacked<text:span text:style-name="T12">=True</text:span>, figsize<text:span text:style-name="T12">=</text:span>(12, 8))</text:p>
            <text:p text:style-name="P30"/>
            <text:p text:style-name="P29">plt<text:span text:style-name="T12">.</text:span>title('Стековая гистограмма пассажиропотока по городам и авиакомпаниям')</text:p>
            <text:p text:style-name="P29">plt<text:span text:style-name="T12">.</text:span>xlabel('Города')</text:p>
            <text:p text:style-name="P29">plt<text:span text:style-name="T12">.</text:span>ylabel('Количество пассажиров')</text:p>
            <text:p text:style-name="P29">plt<text:span text:style-name="T12">.</text:span>legend(title<text:span text:style-name="T12">=</text:span>'Авиакомпании', bbox_to_anchor<text:span text:style-name="T12">=</text:span>(1.05, 1), loc<text:span text:style-name="T12">=</text:span>'upper left')</text:p>
            <text:p text:style-name="P29">plt<text:span text:style-name="T12">.</text:span>xticks(rotation<text:span text:style-name="T12">=</text:span>45)</text:p>
            <text:p text:style-name="P29">plt<text:span text:style-name="T12">.</text:span>tight_layout()</text:p>
            <text:p text:style-name="P30"/>
            <text:p text:style-name="P34">plt<text:span text:style-name="T12">.</text:span>show()</text:p>
            <text:p text:style-name="P39"/>
          </table:table-cell>
        </table:table-row>
      </table:table>
      <text:h text:style-name="P40" text:outline-level="2" loext:marker-style-name="T9"><text:bookmark text:name="_Рисунок_3(sources) Копия 1"/><text:span text:style-name="T11">Исходный код pandas_exercise.ipynb:</text:span></text:h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2"><text:span text:style-name="T12">import</text:span> numpy <text:span text:style-name="T12">as</text:span> np</text:p>
            <text:p text:style-name="P34"><text:span text:style-name="T12">from</text:span> matplotlib <text:span text:style-name="T12">import</text:span> pyplot <text:span text:style-name="T12">as</text:span> plt</text:p>
            <text:p text:style-name="P27">### BEGIN YOUR CODE</text:p>
            <text:p text:style-name="P30"/>
            <text:p text:style-name="P29">Student_ID <text:span text:style-name="T12">=</text:span> 4</text:p>
            <text:p text:style-name="P30"/>
            <text:p text:style-name="P31"><text:soft-page-break/>### END YOUR CODE</text:p>
            <text:p text:style-name="P32">task_id <text:span text:style-name="T12">=</text:span> <text:span text:style-name="T12">None</text:span> <text:span text:style-name="T12">if</text:span> Student_ID <text:span text:style-name="T12">is</text:span> <text:span text:style-name="T12">None</text:span> <text:span text:style-name="T12">else</text:span> Student_ID <text:span text:style-name="T12">%</text:span> 25 <text:span text:style-name="T12">if</text:span> Student_ID <text:span text:style-name="T12">%</text:span> 25 <text:span text:style-name="T12">&gt;</text:span> 0 <text:span text:style-name="T12">else</text:span> 25</text:p>
            <text:p text:style-name="P34">print(f"Пожалуйста, используйте математическую функци No {task_id} ниже.")</text:p>
            <text:p text:style-name="P32"><text:span text:style-name="T12">import</text:span> numpy <text:span text:style-name="T12">as</text:span> np</text:p>
            <text:p text:style-name="P29"><text:span text:style-name="T12">def</text:span> my_function(x,a,b,c):</text:p>
            <text:p text:style-name="P33"><text:s text:c="2"/><text:span text:style-name="T15">### BEGIN YOUR CODE</text:span></text:p>
            <text:p text:style-name="P33"><text:s text:c="2"/><text:span text:style-name="T13">return</text:span><text:span text:style-name="T14"> a</text:span><text:span text:style-name="T13">*</text:span><text:span text:style-name="T14">np</text:span><text:span text:style-name="T13">.</text:span><text:span text:style-name="T14">log(b</text:span><text:span text:style-name="T13">+</text:span><text:span text:style-name="T14">c</text:span><text:span text:style-name="T13">*</text:span><text:span text:style-name="T14">x)</text:span></text:p>
            <text:p text:style-name="P37"><text:s text:c="2"/><text:span text:style-name="T15">### END YOUR CODE</text:span></text:p>
            <text:p text:style-name="P27">### BEGIN YOUR CODE</text:p>
            <text:p text:style-name="P30"/>
            <text:p text:style-name="P29">a <text:span text:style-name="T12">=</text:span> 2</text:p>
            <text:p text:style-name="P29">b <text:span text:style-name="T12">=</text:span> 2</text:p>
            <text:p text:style-name="P29">c <text:span text:style-name="T12">=</text:span> 2</text:p>
            <text:p text:style-name="P29">a2 <text:span text:style-name="T12">=</text:span> 5</text:p>
            <text:p text:style-name="P29">b2 <text:span text:style-name="T12">=</text:span> 8</text:p>
            <text:p text:style-name="P29">c2 <text:span text:style-name="T12">=</text:span> 2</text:p>
            <text:p text:style-name="P29">x <text:span text:style-name="T12">=</text:span> np<text:span text:style-name="T12">.</text:span>linspace(0, 10, 100)</text:p>
            <text:p text:style-name="P30"/>
            <text:p text:style-name="P31">### END YOUR CODE</text:p>
            <text:p text:style-name="P27">### BEGIN YOUR CODE</text:p>
            <text:p text:style-name="P29"><text:span text:style-name="T12">import</text:span> matplotlib.pyplot <text:span text:style-name="T12">as</text:span> plt</text:p>
            <text:p text:style-name="P30"/>
            <text:p text:style-name="P29">y1 <text:span text:style-name="T12">=</text:span> my_function(x, a, b, c)</text:p>
            <text:p text:style-name="P29">y2 <text:span text:style-name="T12">=</text:span> my_function(x, a2, b2, c2)</text:p>
            <text:p text:style-name="P30"/>
            <text:p text:style-name="P29">fig, axs <text:span text:style-name="T12">=</text:span> plt<text:span text:style-name="T12">.</text:span>subplots(2, 1, figsize<text:span text:style-name="T12">=</text:span>(10, 10))</text:p>
            <text:p text:style-name="P30"/>
            <text:p text:style-name="P30"/>
            <text:p text:style-name="P29">axs[0]<text:span text:style-name="T12">.</text:span>plot(x, y1, color<text:span text:style-name="T12">=</text:span>'green', linestyle<text:span text:style-name="T12">=</text:span>'-.', label<text:span text:style-name="T12">=</text:span>'y1 = 2 * log(2 + 2 * x)')</text:p>
            <text:p text:style-name="P29">axs[0]<text:span text:style-name="T12">.</text:span>set_title('График 1')</text:p>
            <text:p text:style-name="P29">axs[0]<text:span text:style-name="T12">.</text:span>set_xlabel('x')</text:p>
            <text:p text:style-name="P29">axs[0]<text:span text:style-name="T12">.</text:span>set_ylabel('y1')</text:p>
            <text:p text:style-name="P29">axs[0]<text:span text:style-name="T12">.</text:span>legend()</text:p>
            <text:p text:style-name="P29">axs[0]<text:span text:style-name="T12">.</text:span>grid()</text:p>
            <text:p text:style-name="P30"/>
            <text:p text:style-name="P29">axs[1]<text:span text:style-name="T12">.</text:span>plot(x, y2, color<text:span text:style-name="T12">=</text:span>'red', linestyle<text:span text:style-name="T12">=</text:span>'--', label<text:span text:style-name="T12">=</text:span>'y2 = 5 * log(8 + 2 * x)')</text:p>
            <text:p text:style-name="P29">axs[1]<text:span text:style-name="T12">.</text:span>set_title('График 2')</text:p>
            <text:p text:style-name="P29">axs[1]<text:span text:style-name="T12">.</text:span>set_xlabel('x')</text:p>
            <text:p text:style-name="P29">axs[1]<text:span text:style-name="T12">.</text:span>set_ylabel('y2')</text:p>
            <text:p text:style-name="P29">axs[1]<text:span text:style-name="T12">.</text:span>legend()</text:p>
            <text:p text:style-name="P29">axs[1]<text:span text:style-name="T12">.</text:span>grid()</text:p>
            <text:p text:style-name="P30"/>
            <text:p text:style-name="P29">plt<text:span text:style-name="T12">.</text:span>tight_layout()</text:p>
            <text:p text:style-name="P34">plt<text:span text:style-name="T12">.</text:span>show()</text:p>
            <text:p text:style-name="P35"/>
          </table:table-cell>
        </table:table-row>
      </table:table>
      <text:p text:style-name="P41" loext:marker-style-name="T9"><text:span text:style-name="T11"/></text:p>
      <text:p text:style-name="P42" loext:marker-style-name="T16"><text:span text:style-name="T11">Функция в Latex: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able_20_Contents">\[<text:line-break/>y_2 = 5 \cdot \log{(8 + 2x)}<text:line-break/>\]<text:line-break/><text:soft-page-break/></text:p>
          </table:table-cell>
        </table:table-row>
      </table:table>
      <text:p text:style-name="P42" loext:marker-style-name="T16"><text:span text:style-name="T11"><draw:frame draw:style-name="fr1" draw:name="Объект1" text:anchor-type="as-char" svg:y="-0.388cm" svg:width="3.242cm" svg:height="0.543cm" draw:z-index="0"><draw:object xlink:href="./Object 1" xlink:type="simple" xlink:show="embed" xlink:actuate="onLoad"/><draw:image xlink:href="./ObjectReplacements/Object 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2:14:44.374000000</meta:creation-date>
    <dc:date>2024-11-18T22:40:48.809000000</dc:date>
    <meta:editing-duration>PT26M4S</meta:editing-duration>
    <meta:editing-cycles>2</meta:editing-cycles>
    <meta:generator>LibreOffice/24.8.0.3$Windows_X86_64 LibreOffice_project/0bdf1299c94fe897b119f97f3c613e9dca6be583</meta:generator>
    <meta:document-statistic meta:table-count="7" meta:image-count="0" meta:object-count="1" meta:page-count="7" meta:paragraph-count="184" meta:word-count="746" meta:character-count="6809" meta:non-whitespace-character-count="6073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row>
            <msub>
              <mi>y</mi>
              <mn>2</mn>
            </msub>
            <mo stretchy="false">=</mo>
            <mn>5</mn>
          </mrow>
          <mi>log</mi>
          <mrow>
            <mo fence="true" form="prefix" stretchy="false">(</mo>
            <mrow>
              <mrow>
                <mrow>
                  <mn>8</mn>
                  <mo stretchy="false">+</mo>
                  <mn>2</mn>
                </mrow>
                <mi>x</mi>
              </mrow>
            </mrow>
            <mo fence="true" form="postfix" stretchy="false">)</mo>
          </mrow>
        </mrow>
      </mrow>
      <mo fence="true" form="postfix" stretchy="false">]</mo>
    </mrow>
    <annotation encoding="StarMath 5.0">{ [ { y _ 2 = 5 } log( { { 8 + 2 } x } ) ] }</annotation>
  </semantics>
</math>
</file>